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Narrow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Narrow1" style:font-size-asian="6.80000019073486pt" style:language-asian="en" style:country-asian="US" style:font-style-asian="normal" style:font-weight-asian="normal" style:font-name-complex="Arial Narrow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IO_BE1P_HSWAPEN_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O_BE1N_VREF_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O_BE2P_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O_BE2N_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O_BE3P_GPLL3_OUTP_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IO_BE3N_GPLL3_OUTN_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O_BE4P_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O_BE4N_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IO_BE5P_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O_BE5N_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IO_BE6P_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O_BE6N_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IO_BE7P_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IO_BE7N_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IO_BE8P_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IO_BE8N_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IO_BE9P_GCLKIOB_7_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O_BE9N_GCLKIOB_6_0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O_BE10P_GCLKIOB_5_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O_BE10N_GCLKIOB_4_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_BE11P_GCLKIOB_3_0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IO_BE11N_GCLKIOB_2_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IO_BE12P_GCLKIOB_1_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IO_BE12N_GCLKIOB_0_0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IO_BE13P_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IO_BE13N_VREF_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IO_BE14P_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IO_BE14N_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IO_BE15P_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O_BE15N_0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O_BE16P_0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O_BE16N_VREF_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BE17P_0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BE17N_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IO_BE18P_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IO_BE18N_0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IO_BE19P_GPLL0_CLKIN0_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BE19N_GPLL0_CLKIN1_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IO_BE20P_GPLL0_OUTP_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IO_BE20N_GPLL0_OUTN_0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1P_1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IO_L1N_VREF_1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2P_1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2N_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IO_L3P_1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IO_L3N_1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4P_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4N_1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5P_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5N_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IO_L6P_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IO_L6N_1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IO_L7P_1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7N_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L8P_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IO_L8N_1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IO_L9P_1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9N_1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IO_L10P_1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IO_L10N_1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IO_L11P_1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IO_L11N_1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12P_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12N_1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IO_L13P_GCLKIOL_7_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IO_L13N_GCLKIOL_6_1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_L14P_GCLKIOL_5_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IO_CCLK_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IO_M0_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IO_TE14P_D7_2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TE14N_VREF_2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IO_TE2P_GPLL1_CLKIN0_ADC_CH4_2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IO_TE2N_GPLL1_CLKIN1_ADC_CH7_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IO_D0_DIN_MISO_2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IO_MOSI_CSI_B_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IO_TE4P_ADC_CH5_D1_2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IO_TE4N_ADC_CH6_D2_2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IO_TE5P_M1_ADC_CH0_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IO_TE5N_ADC_CH2_VERF_2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IO_TE6P_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IO_TE6N_2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IO_TE7P_ADC_CH1_2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IO_TE7N_ADC_CH3_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IO_TE8P_2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IO_TE8N_2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IO_TE9P_GCLKIOT_3_2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IO_TE9N_GCLKIOT_2_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IO_TE10P_GCLKIOT_1_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IO_TE10N_GCLKIOT_0_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IO_TE11P_GCLKIOT_7_2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IO_TE11N_GCLKIOT_6_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O_TE12P_GCLKIOT_5_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O_TE12N_GCLKIOT_4_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TE13P_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IO_TE13N_2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O_TE15P_D3_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TE15N_D4_2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IO_TE16P_D5_2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IO_TE16N_D6_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TE17P_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TE17N_2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TE18P_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O_TE18N_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INIT_B_2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CSO_B_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O_R1P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O_R1N_VREF_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R2P_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R2N_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R3P_GPLL2_CLKIN0_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R3N_GPLL2_CLKIN1_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O_R4P_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R4N_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R5P_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O_R5N_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R6P_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R6N_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R7P_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O_R7N_3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R8P_3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R8N_3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O_R9P_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R9N_3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R10P_3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IO_R10N_3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IO_R11P_3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R11N_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IO_R12P_GCLKIOR_7_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O_R12N_GCLKIOR_6_3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R13P_GCLKIOR_5_3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R13N_GCLKIOR_4_3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_R14P_GCLKIOR_3_3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R14N_GCLKIOR_2_3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R15P_GCLKIOR_1_3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R15N_GCLKIOR_0_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R16P_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R16N_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R17P_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R17N_3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IO_R18P_3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IO_R18N_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IO_R19P_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R19N_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O_R20P_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R20N_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O_R21P_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R21N_3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IO_R22P_3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IO_R22N_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R23P_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O_R23N_3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R24P_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R24N_3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IO_R25P_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R25N_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IO_R26P_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IO_R26N_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IO_R27P_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O_R27N_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O_DONE_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O_PROGRAM_B_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_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TCK_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IO_TDI_0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IO_TDO_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TMS_1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ADC_VREF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CCO_0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VCCO_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ADC_VDDA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VCCO_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VCCO_3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VCCAUX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22:54:02.710454661</meta:creation-date>
    <dc:date>2025-05-22T23:00:16.510649096</dc:date>
    <meta:editing-duration>PT6M13S</meta:editing-duration>
    <meta:editing-cycles>2</meta:editing-cycles>
    <meta:generator>LibreOffice/25.2.2.2$Linux_X86_64 LibreOffice_project/520$Build-2</meta:generator>
    <meta:document-statistic meta:table-count="1" meta:cell-count="440" meta:object-count="0"/>
  </office:meta>
</office:document-meta>
</file>